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paragraph-properties fo:break-before="page"/>
    </style:style>
    <style:style style:name="P4" style:family="paragraph" style:parent-style-name="Standard">
      <style:paragraph-properties fo:break-before="page"/>
      <style:text-properties style:language-asian="ja" style:country-asian="JP"/>
    </style:style>
    <style:style style:name="P5" style:family="paragraph" style:parent-style-name="Standard" style:list-style-name="L1">
      <style:text-properties style:language-asian="ja" style:country-asian="JP"/>
    </style:style>
    <style:style style:name="P6" style:family="paragraph" style:parent-style-name="Standard" style:list-style-name="L2">
      <style:text-properties style:language-asian="ja" style:country-asian="JP"/>
    </style:style>
    <style:style style:name="P7" style:family="paragraph" style:parent-style-name="Standard" style:list-style-name="L3">
      <style:text-properties style:language-asian="ja" style:country-asian="JP"/>
    </style:style>
    <style:style style:name="P8" style:family="paragraph" style:parent-style-name="Standard" style:list-style-name="L4">
      <style:text-properties style:language-asian="ja" style:country-asian="JP"/>
    </style:style>
    <style:style style:name="P9" style:family="paragraph" style:parent-style-name="Standard" style:list-style-name="L5">
      <style:text-properties style:language-asian="ja" style:country-asian="JP"/>
    </style:style>
    <style:style style:name="P10" style:family="paragraph" style:parent-style-name="Standard" style:list-style-name="L6">
      <style:text-properties style:language-asian="ja" style:country-asian="JP"/>
    </style:style>
    <style:style style:name="P11" style:family="paragraph" style:parent-style-name="Heading_20_1">
      <style:text-properties style:language-asian="ja" style:country-asian="JP"/>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
      <text:p text:style-name="P2"/>
      <text:p text:style-name="P2"/>
      <text:p text:style-name="P2"/>
      <text:p text:style-name="P2"/>
      <text:p text:style-name="P2"/>
      <text:p text:style-name="P2"/>
      <text:p text:style-name="P4"/>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4</text:p>
          <text:p text:style-name="P12">「サイトマップ」「コンテンツ」「テーマ」<text:tab/>4</text:p>
          <text:p text:style-name="P12">主な制作の手順<text:tab/>4</text:p>
          <text:p text:style-name="P13">サイトマップの管理<text:tab/>5</text:p>
          <text:p text:style-name="P12">サイトマップの形式<text:tab/>5</text:p>
          <text:p text:style-name="P12">サイトマップCSVの設置場所<text:tab/>5</text:p>
          <text:p text:style-name="P12">サイトマップCSVの定義<text:tab/>5</text:p>
          <text:p text:style-name="P13">コンテンツの制作<text:tab/>7</text:p>
          <text:p text:style-name="P13">テーマ<text:tab/>8</text:p>
          <text:p text:style-name="P12">複数のテーマの管理と切り替え<text:tab/>8</text:p>
          <text:p text:style-name="P12">レイアウト<text:tab/>8</text:p>
          <text:p text:style-name="P12">テーマの格納ディレクトリ<text:tab/>8</text:p>
          <text:p text:style-name="P12">テンプレートの記述<text:tab/>8</text:p>
          <text:p text:style-name="P14">コンテンツを出力する<text:tab/>9</text:p>
          <text:p text:style-name="P14">コンテンツが定義したCSSやJavaScriptを出力する<text:tab/>9</text:p>
          <text:p text:style-name="P14">ページの情報を出力する<text:tab/>9</text:p>
          <text:p text:style-name="P13">パブリッシュ<text:tab/>11</text:p>
          <text:p text:style-name="P12">パブリッシュ実行手順<text:tab/>11</text:p>
          <text:p text:style-name="P12">設定<text:tab/>11</text:p>
          <text:p text:style-name="P14">出力先のディレクトリを指定する – publish.path_publish_dir<text:tab/>11</text:p>
          <text:p text:style-name="P12">仕様<text:tab/>11</text:p>
          <text:p text:style-name="P14">パブリッシュ対象ファイルの一覧をどう生成するか<text:tab/>11</text:p>
          <text:p text:style-name="P14">静的書き出しファイルと動的書き出しファイル<text:tab/>12</text:p>
          <text:p text:style-name="P14">X-PXFW-RELATEDLINK<text:tab/>12</text:p>
          <text:p text:style-name="P13">コーディング規約<text:tab/>13</text:p>
          <text:p text:style-name="P12">内部エンコード<text:tab/>13</text:p>
          <text:p text:style-name="P12">改行コード<text:tab/>13</text:p>
          <text:p text:style-name="P12">インデント<text:tab/>13</text:p>
          <text:p text:style-name="P12">演算子<text:tab/>13</text:p>
          <text:p text:style-name="P12">命名規則<text:tab/>13</text:p>
          <text:p text:style-name="P14">PHPのクラス名<text:tab/>13</text:p>
          <text:p text:style-name="P14">PHPのメソッド名<text:tab/>13</text:p>
          <text:p text:style-name="P14">JavaScriptのオブジェクト名<text:tab/>14</text:p>
          <text:p text:style-name="P14">CSSクラス名<text:tab/>14</text:p>
          <text:p text:style-name="P14">パラメータ、クッキー、セッション、HTTP拡張ヘッダー<text:tab/>14</text:p>
          <text:p text:style-name="P14">その他<text:tab/>14</text:p>
        </text:index-body>
      </text:table-of-content>
      <text:p text:style-name="Standard"/>
      <text:p text:style-name="Standard"><text:soft-page-break/></text:p>
      <text:p text:style-name="P3"/>
      <text:h text:style-name="Heading_20_1" text:outline-level="1">Pickles Framework <text:span text:style-name="T1">の概要</text:span></text:h>
      <text:p text:style-name="Standard"/>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
      <text:p text:style-name="Standard">Pickles Framework <text:span text:style-name="T1">は、ウェブサイトを「サイトマップ」「コンテンツ」「テーマ」の3要素に分解して構築するフレームワークである。</text:span></text:p>
      <text:p text:style-name="P2"/>
      <text:list xml:id="list39361000" text:style-name="L1">
        <text:list-item>
          <text:p text:style-name="P5"><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5"><text:span text:style-name="T2">コンテンツ</text:span><text:line-break/>ページ要素のうち、内容部分だけを取り出した概念。</text:p>
        </text:list-item>
        <text:list-item>
          <text:p text:style-name="P5"><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主な制作の手順</text:h>
      <text:p text:style-name="P2"/>
      <text:p text:style-name="P2">次の手順で制作を行う。</text:p>
      <text:p text:style-name="P2"/>
      <text:list xml:id="list39352492" text:style-name="L2">
        <text:list-item>
          <text:p text:style-name="P6">サイトマップを定義</text:p>
        </text:list-item>
        <text:list-item>
          <text:p text:style-name="P6">コンテンツを編集</text:p>
        </text:list-item>
        <text:list-item>
          <text:p text:style-name="P6">テーマを編集</text:p>
        </text:list-item>
        <text:list-item>
          <text:p text:style-name="P6">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4"/>
      <text:h text:style-name="P11" text:outline-level="1">サイトマップの管理</text:h>
      <text:p text:style-name="P2"/>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
      <text:p text:style-name="P2">サイトマップは次のようなCSV形式のファイルで定義される。</text:p>
      <text:p text:style-name="P2"/>
      <text:list xml:id="list39363687" text:style-name="L3">
        <text:list-item>
          <text:p text:style-name="P7"><text:span text:style-name="T2">文字エンコード</text:span><text:line-break/>UTF-8</text:p>
        </text:list-item>
        <text:list-item>
          <text:p text:style-name="P7"><text:span text:style-name="T2">区切り文字</text:span><text:line-break/>, (カンマ)</text:p>
        </text:list-item>
        <text:list-item>
          <text:p text:style-name="P7"><text:span text:style-name="T2">値を囲む</text:span><text:line-break/>“ (ダブルクオート)</text:p>
        </text:list-item>
        <text:list-item>
          <text:p text:style-name="P7"><text:span text:style-name="T2">エスケープ</text:span><text:line-break/>““ (ダブルクオートを重ねる)</text:p>
        </text:list-item>
        <text:list-item>
          <text:p text:style-name="P7"><text:span text:style-name="T2">改行文字</text:span><text:line-break/>CRLF (\r\n)</text:p>
        </text:list-item>
      </text:list>
      <text:p text:style-name="P2"/>
      <text:p text:style-name="P2">例：</text:p>
      <text:p text:style-name="P2">“a”,”b”,”c”</text:p>
      <text:p text:style-name="P2">“a,b”,”a “”b”” c”</text:p>
      <text:p text:style-name="P2"/>
      <text:h text:style-name="Heading_20_2" text:outline-level="2">サイトマップCSVの設置場所</text:h>
      <text:p text:style-name="P2"/>
      <text:p text:style-name="P2">サイトマップCSVは、サイトマップディレクトリに設置する。</text:p>
      <text:p text:style-name="P2"/>
      <text:p text:style-name="P2">./_PX/sitemap/*.csv</text:p>
      <text:p text:style-name="P2"/>
      <text:p text:style-name="P2">このディレクトリに置かれた、拡張子 *.csv のファイルは全てサイトマップCSVとしてスキャンされ、自動的にロードされる。</text:p>
      <text:p text:style-name="P2"/>
      <text:p text:style-name="P2"/>
      <text:h text:style-name="Heading_20_2" text:outline-level="2">サイトマップCSVの定義</text:h>
      <text:p text:style-name="P2"/>
      <text:p text:style-name="P2">サイトマップCSVの定義は、設定ファイルによって定義されている。設定ファイルの設置場所は下<text:soft-page-break/>記の通り。</text:p>
      <text:p text:style-name="P2"/>
      <text:p text:style-name="P2">./_PX/configs/sitemap_definition.csv</text:p>
      <text:p text:style-name="P2"/>
      <text:p text:style-name="P2">初期状態での設定は次のようになっている。</text:p>
      <text:p text:style-name="P2"><draw:frame draw:style-name="fr1" draw:name="オブジェクト1" text:anchor-type="paragraph" svg:x="0.152cm" svg:y="0.485cm" svg:width="9.345cm" svg:height="7.86cm" draw:z-index="0"><draw:object xlink:href="./Object 1" xlink:type="simple" xlink:show="embed" xlink:actuate="onLoad"/><draw:image xlink:href="./ObjectReplacements/Object 1" xlink:type="simple" xlink:show="embed" xlink:actuate="onLoad"/></draw:frame></text:p>
      <text:p text:style-name="P2"/>
      <text:p text:style-name="P2">sitemap_definition.csvを変更することで、サイトマップの項目を自由に定義できる。ただし、次の項目は必須項目であり、必ず含めなければならない。</text:p>
      <text:p text:style-name="P2"/>
      <text:list xml:id="list39372452" text:style-name="L4">
        <text:list-item>
          <text:p text:style-name="P8">path</text:p>
        </text:list-item>
        <text:list-item>
          <text:p text:style-name="P8">title</text:p>
        </text:list-item>
      </text:list>
      <text:p text:style-name="P2"/>
      <text:p text:style-name="P2"/>
      <text:p text:style-name="P2"/>
      <text:p text:style-name="P4"/>
      <text:h text:style-name="P11" text:outline-level="1">コンテンツの制作</text:h>
      <text:p text:style-name="P2"/>
      <text:p text:style-name="P2">コンテンツは、ページ要素のうち、内容部分だけを取り出した概念である。</text:p>
      <text:p text:style-name="P2"/>
      <text:p text:style-name="P2">コンテンツの制作に関するマニュアルは、PxFW_1x_contentsManual.odtに別途記載する。</text:p>
      <text:p text:style-name="P2"/>
      <text:p text:style-name="P2"/>
      <text:p text:style-name="P4"/>
      <text:h text:style-name="P11" text:outline-level="1">テーマ</text:h>
      <text:p text:style-name="P2"/>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p text:style-name="P2"/>
      <text:h text:style-name="Heading_20_2" text:outline-level="2">複数のテーマの管理と切り替え</text:h>
      <text:p text:style-name="P2"/>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defaultとpopupが定義されているが、任意に増やしてもよい。</text:p>
      <text:p text:style-name="P2"/>
      <text:h text:style-name="Heading_20_2" text:outline-level="2">テーマの格納ディレクトリ</text:h>
      <text:p text:style-name="P2"/>
      <text:p text:style-name="P2">テーマは、次のディレクトリに格納される。</text:p>
      <text:p text:style-name="P2"/>
      <text:p text:style-name="P2">./_PX/themes/{$テーマ名}/{$レイアウト名}.html</text:p>
      <text:p text:style-name="P2"/>
      <text:p text:style-name="P2"/>
      <text:h text:style-name="Heading_20_2" text:outline-level="2">テンプレートの記述</text:h>
      <text:p text:style-name="P2"/>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text:soft-page-break/>Smartyテンプレートエンジンを利用している。</text:p>
      <text:p text:style-name="P2"/>
      <text:h text:style-name="Heading_20_3" text:outline-level="3">コンテンツを<text:span text:style-name="T1">出力</text:span>する</text:h>
      <text:p text:style-name="P2"/>
      <text:p text:style-name="P2">コンテンツは、コンテンツ領域にあたる部分に出力する。関数{content}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
      <text:p text:style-name="P2">CSSやJavaScriptの定義は、headセクション内に出力しなければならない。次の例のように、関数{content name=”head”}で出力できる。</text:p>
      <text:p text:style-name="P2"/>
      <text:p text:style-name="P2">&lt;!doctype html&gt;</text:p>
      <text:p text:style-name="P2">&lt;html&gt;</text:p>
      <text:p text:style-name="P2">&lt;head&gt;</text:p>
      <text:p text:style-name="P2">&lt;title&gt;sample&lt;/title&gt;</text:p>
      <text:p text:style-name="P2">{content name=”head”}</text:p>
      <text:p text:style-name="P2">&lt;/head&gt;<text:line-break/>&lt;body&gt;</text:p>
      <text:p text:style-name="P2">&lt;div id=”content” class=”contents”&gt;</text:p>
      <text:p text:style-name="P2">{content}</text:p>
      <text:p text:style-name="P2">&lt;/div&gt;</text:p>
      <text:p text:style-name="P2">&lt;/body&gt;</text:p>
      <text:p text:style-name="P2">&lt;/html&gt;</text:p>
      <text:p text:style-name="P2"/>
      <text:p text:style-name="P2"/>
      <text:h text:style-name="Heading_20_3" text:outline-level="3">ページの情報を出力する</text:h>
      <text:p text:style-name="P2"/>
      <text:p text:style-name="P2">ページの情報は、$page_infoに連想配列として格納される。</text:p>
      <text:p text:style-name="P2"><text:soft-page-break/>ここから出力する情報を選んで出力する。</text:p>
      <text:p text:style-name="P2">幾つか例を示す。</text:p>
      <text:p text:style-name="P2"/>
      <text:list xml:id="list39369565" text:style-name="L5">
        <text:list-item>
          <text:p text:style-name="P9">ページ名を出力する<text:line-break/>&lt;title&gt;{$page_info.title|escape} | サイト名&lt;/title&gt;</text:p>
        </text:list-item>
        <text:list-item>
          <text:p text:style-name="P9">ページ名(h1用)を出力する<text:line-break/>&lt;h1&gt;{$page_info.title_h1|escape}&lt;/h1&gt;</text:p>
        </text:list-item>
        <text:list-item>
          <text:p text:style-name="P9">コンフィグに設定されたサイト名を出力する<text:line-break/>&lt;title&gt;{$px-&gt;get_conf('project.name')}&lt;/title&gt;</text:p>
        </text:list-item>
        <text:list-item>
          <text:p text:style-name="P9">パン屑を出力する<text:line-break/>&lt;div class="breadcrumb"&gt;{$theme-&gt;mk_breadcrumb()}&lt;/div&gt;</text:p>
        </text:list-item>
      </text:list>
      <text:p text:style-name="P2"/>
      <text:p text:style-name="P2"/>
      <text:p text:style-name="P2"/>
      <text:p text:style-name="P4"/>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9367473" text:style-name="L6">
        <text:list-item>
          <text:p text:style-name="P10">Pickles Frameworkの任意のパスに、URLパラメータ ?PX=publish を付加してアクセスする。</text:p>
        </text:list-item>
        <text:list-item>
          <text:p text:style-name="P10">パブリッシュを実行する画面が表示されるので、終了するまで待つ。</text:p>
        </text:list-item>
        <text:list-item>
          <text:p text:style-name="P10">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設定は、メインコンフィグに記述する。</text:p>
      <text:p text:style-name="P2"/>
      <text:h text:style-name="Heading_20_3" text:outline-level="3">出力先のディレクトリを指定する – publish.path_publish_dir</text:h>
      <text:p text:style-name="P2"/>
      <text:p text:style-name="P2">このパスを設定すると、パブリッシュ完了時に、設定したパスにコピーを作成する。公開サイトのドキュメントルートパスを指定する、などの利用方法が考えられる。</text:p>
      <text:p text:style-name="P2"/>
      <text:p text:style-name="P2"/>
      <text:h text:style-name="Heading_20_2" text:outline-level="2">仕様</text:h>
      <text:p text:style-name="P2"/>
      <text:p text:style-name="P2">パブリッシュの仕様について説明する。</text:p>
      <text:p text:style-name="P2"/>
      <text:h text:style-name="Heading_20_3" text:outline-level="3">パブリッシュ対象ファイルの一覧をどう生成するか</text:h>
      <text:p text:style-name="P2"/>
      <text:p text:style-name="P2">Pickles Frameworkのインストールディレクトリをスキャンし、一覧を生成する。</text:p>
      <text:h text:style-name="Heading_20_3" text:outline-level="3"><text:soft-page-break/>静的書き出しファイルと動的書き出しファイル</text:h>
      <text:p text:style-name="P2"/>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
      <text:p text:style-name="P2">このヘッダーを出力することをPickles Framework に通知するインターフェイスは下記のメソッドとして用意されている。</text:p>
      <text:p text:style-name="P2"/>
      <text:p text:style-name="P2">$px-&gt;add_relatedlink( '/a/b/c.html' );</text:p>
      <text:p text:style-name="P2"/>
      <text:p text:style-name="P2"/>
      <text:p text:style-name="P4"/>
      <text:h text:style-name="Heading_20_1" text:outline-level="1">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コンテンツにより予約された接頭辞 cont を避ける。</text:p>
      <text:p text:style-name="P2">例： 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text:soft-page-break/>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コンテンツにより予約された接頭辞contを避ける。</text:p>
      <text:p text:style-name="P2"/>
      <text:p text:style-name="P2">例: modulename</text:p>
      <text:p text:style-name="P2"/>
      <text:p text:style-name="P2">ただし、モジュールの一部のパーツとして定義されるクラス名は、所属するモジュール名とパーツ名をハイフンでつないだ名前を付けること。</text:p>
      <text:p text:style-name="P2">例: module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14</text:page-number><text:span text:style-name="MT1">/</text:span><text:span text:style-name="MT1"><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4-30T19:47:43.03</dc:date>
    <dc:creator>Koyanagi Tomoya</dc:creator>
    <meta:editing-duration>PT16H49M41S</meta:editing-duration>
    <meta:editing-cycles>66</meta:editing-cycles>
    <meta:generator>OpenOffice.org/3.3$Win32 OpenOffice.org_project/330m20$Build-9567</meta:generator>
    <dc:title>Pickles Framework 1.X サイト構築管理マニュアル</dc:title>
    <meta:document-statistic meta:table-count="0" meta:image-count="0" meta:object-count="1" meta:page-count="14" meta:paragraph-count="190" meta:word-count="1806" meta:character-count="49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7:42</text:time></text:p>
        </style:region-right>
      </style:header>
      <style:header-left style:display="false"/>
      <style:footer>
        <text:p>ページ <text:page-number>1</text:page-number> / <text:page-count>99</text:page-count></text:p>
      </style:footer>
      <style:footer-left style:display="false"/>
    </style:master-page>
  </office:master-styles>
</office:document-styles>
</file>